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1.645cm" table:align="left" style:writing-mode="lr-tb"/>
    </style:style>
    <style:style style:name="Таблица2.A" style:family="table-column">
      <style:table-column-properties style:column-width="3.441cm"/>
    </style:style>
    <style:style style:name="Таблица2.B" style:family="table-column">
      <style:table-column-properties style:column-width="8.204cm"/>
    </style:style>
    <style:style style:name="Таблица2.A1" style:family="table-cell">
      <style:table-cell-properties style:vertical-align="middle" fo:padding="0cm" fo:border="none"/>
    </style:style>
    <style:style style:name="Таблица2.B1" style:family="table-cell">
      <style:table-cell-properties fo:padding="0.049cm" fo:border="none"/>
    </style:style>
    <style:style style:name="Таблица3" style:family="table">
      <style:table-properties style:width="10.559cm" table:align="left" style:writing-mode="lr-tb"/>
    </style:style>
    <style:style style:name="Таблица3.A" style:family="table-column">
      <style:table-column-properties style:column-width="3.616cm"/>
    </style:style>
    <style:style style:name="Таблица3.B" style:family="table-column">
      <style:table-column-properties style:column-width="6.943cm"/>
    </style:style>
    <style:style style:name="Таблица3.A1" style:family="table-cell">
      <style:table-cell-properties style:vertical-align="middle" fo:padding="0cm" fo:border="none"/>
    </style:style>
    <style:style style:name="Таблица3.B1" style:family="table-cell">
      <style:table-cell-properties fo:padding="0.049cm" fo:border="none"/>
    </style:style>
    <style:style style:name="Таблица4" style:family="table">
      <style:table-properties style:width="8.417cm" table:align="left" style:writing-mode="lr-tb"/>
    </style:style>
    <style:style style:name="Таблица4.A" style:family="table-column">
      <style:table-column-properties style:column-width="3.267cm"/>
    </style:style>
    <style:style style:name="Таблица4.B" style:family="table-column">
      <style:table-column-properties style:column-width="5.151cm"/>
    </style:style>
    <style:style style:name="Таблица4.A1" style:family="table-cell">
      <style:table-cell-properties style:vertical-align="middle" fo:padding="0cm" fo:border="none"/>
    </style:style>
    <style:style style:name="Таблица4.B1" style:family="table-cell">
      <style:table-cell-properties fo:padding="0.049cm" fo:border="none"/>
    </style:style>
    <style:style style:name="Таблица4.B9" style:family="table-cell">
      <style:table-cell-properties fo:padding="0.04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 style:font-weight-complex="bold"/>
    </style:style>
    <style:style style:name="P6" style:family="paragraph" style:parent-style-name="Standard">
      <style:text-properties fo:font-size="14pt" officeooo:paragraph-rsid="001293d1" style:font-size-asian="14pt" style:font-size-complex="14pt"/>
    </style:style>
    <style:style style:name="P7" style:family="paragraph" style:parent-style-name="Standard">
      <style:text-properties officeooo:paragraph-rsid="001293d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db20" officeooo:paragraph-rsid="0015db20" style:font-size-asian="14pt" style:font-weight-asian="bold" style:font-name-complex="Times New Roman" style:font-weight-complex="bold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93d1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a469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0.5pt" fo:letter-spacing="normal" fo:language="ru" fo:country="RU" fo:font-style="normal" fo:font-weight="normal" officeooo:rsid="0015db20" officeooo:paragraph-rsid="0015db20" style:font-name-complex="Times New Roman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76275" officeooo:paragraph-rsid="00176275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85f4f" officeooo:paragraph-rsid="001a469e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5db20" officeooo:paragraph-rsid="0015db20" style:font-size-asian="12pt" style:font-name-complex="Times New Roman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85f4f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a469e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9cb2e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5db20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76275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a469e" style:font-size-asian="12pt" style:font-name-complex="Times New Roman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2pt" fo:language="ru" fo:country="RU" officeooo:paragraph-rsid="0019cb2e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language="ru" fo:country="RU" officeooo:rsid="0015db20" officeooo:paragraph-rsid="0019cb2e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5db20" style:font-name-complex="Times New Roman"/>
    </style:style>
    <style:style style:name="P29" style:family="paragraph" style:parent-style-name="Standard">
      <style:paragraph-properties fo:margin-left="1.588cm" fo:margin-right="0cm" fo:text-indent="0cm" style:auto-text-indent="false"/>
      <style:text-properties fo:language="ru" fo:country="RU" officeooo:rsid="0015db20" officeooo:paragraph-rsid="0015db20"/>
    </style:style>
    <style:style style:name="P30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Times New Roman" fo:font-size="10.5pt" fo:letter-spacing="normal" fo:language="ru" fo:country="RU" fo:font-style="normal" fo:font-weight="normal" officeooo:rsid="0015db20" officeooo:paragraph-rsid="0015db20" style:font-name-complex="Times New Roman"/>
    </style:style>
    <style:style style:name="P31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5db20" officeooo:paragraph-rsid="0015db20" style:font-size-asian="12pt" style:font-name-complex="Times New Roman" style:font-size-complex="12pt"/>
    </style:style>
    <style:style style:name="P32" style:family="paragraph" style:parent-style-name="Standard">
      <style:paragraph-properties fo:margin-left="0cm" fo:margin-right="0cm" fo:text-indent="0.953cm" style:auto-text-indent="false"/>
      <style:text-properties style:font-name="Times New Roman" style:font-name-complex="Times New Roman"/>
    </style:style>
    <style:style style:name="P33" style:family="paragraph" style:parent-style-name="Standard">
      <style:paragraph-properties fo:margin-left="0cm" fo:margin-right="0cm" fo:text-indent="0.953cm" style:auto-text-indent="false"/>
      <style:text-properties style:font-name="Times New Roman" fo:language="ru" fo:country="RU" fo:font-weight="bold" style:font-weight-asian="bold" style:font-name-complex="Times New Roman" style:font-weight-complex="bold"/>
    </style:style>
    <style:style style:name="P34" style:family="paragraph" style:parent-style-name="Heading">
      <style:text-properties style:font-name="Times New Roman" style:font-name-complex="Times New Roman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5db20" style:font-name-complex="Times New Roman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name-complex="Times New Roman" style:font-size-complex="12pt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5db20" style:font-size-asian="12pt" style:font-name-complex="Times New Roman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76275" officeooo:paragraph-rsid="00176275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en" fo:country="US" fo:font-style="normal" fo:font-weight="bold" officeooo:rsid="0015db20" officeooo:paragraph-rsid="001a469e" style:font-weight-asian="bold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en" fo:country="US" fo:font-style="normal" fo:font-weight="normal" officeooo:rsid="00176275" officeooo:paragraph-rsid="00176275"/>
    </style:style>
    <style:style style:name="P43" style:family="paragraph" style:parent-style-name="Table_20_Contents">
      <style:paragraph-properties style:line-height-at-least="0.529cm"/>
      <style:text-properties fo:color="#333333" style:font-name="Consolas" fo:font-size="9pt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15db20" style:font-weight-asian="bold" style:font-weight-complex="bold"/>
    </style:style>
    <style:style style:name="T7" style:family="text">
      <style:text-properties fo:language="ru" fo:country="RU" officeooo:rsid="0015db20"/>
    </style:style>
    <style:style style:name="T8" style:family="text">
      <style:text-properties fo:language="ru" fo:country="RU" officeooo:rsid="0019f92f"/>
    </style:style>
    <style:style style:name="T9" style:family="text">
      <style:text-properties fo:language="ru" fo:country="RU" fo:font-style="normal" fo:font-weight="normal"/>
    </style:style>
    <style:style style:name="T10" style:family="text">
      <style:text-properties fo:language="ru" fo:country="RU" fo:font-style="normal" fo:font-weight="normal" officeooo:rsid="0015db20"/>
    </style:style>
    <style:style style:name="T11" style:family="text">
      <style:text-properties fo:language="ru" fo:country="RU" fo:font-style="normal" fo:font-weight="normal" officeooo:rsid="00176275"/>
    </style:style>
    <style:style style:name="T12" style:family="text">
      <style:text-properties fo:language="ru" fo:country="RU" fo:font-style="normal" fo:font-weight="normal" officeooo:rsid="0019f92f"/>
    </style:style>
    <style:style style:name="T13" style:family="text">
      <style:text-properties fo:language="ru" fo:country="RU" fo:font-style="normal" fo:font-weight="bold" officeooo:rsid="0015db20" style:font-weight-asian="bold" style:font-weight-complex="bold"/>
    </style:style>
    <style:style style:name="T14" style:family="text">
      <style:text-properties fo:language="en" fo:country="US" officeooo:rsid="0015db20"/>
    </style:style>
    <style:style style:name="T15" style:family="text">
      <style:text-properties fo:language="en" fo:country="US" officeooo:rsid="0019cb2e"/>
    </style:style>
    <style:style style:name="T16" style:family="text">
      <style:text-properties fo:language="en" fo:country="US" officeooo:rsid="001a469e"/>
    </style:style>
    <style:style style:name="T17" style:family="text">
      <style:text-properties fo:language="en" fo:country="US" fo:font-style="normal" fo:font-weight="normal" officeooo:rsid="0019cb2e"/>
    </style:style>
    <style:style style:name="T18" style:family="text">
      <style:text-properties fo:language="en" fo:country="US" fo:font-style="normal" fo:font-weight="normal" officeooo:rsid="001a469e"/>
    </style:style>
    <style:style style:name="T19" style:family="text">
      <style:text-properties fo:language="en" fo:country="US" fo:font-style="normal" fo:font-weight="normal" officeooo:rsid="00176275"/>
    </style:style>
    <style:style style:name="T20" style:family="text">
      <style:text-properties fo:language="en" fo:country="US" fo:font-style="normal" fo:font-weight="bold" officeooo:rsid="0015db20" style:font-weight-asian="bold" style:font-weight-complex="bold"/>
    </style:style>
    <style:style style:name="T21" style:family="text">
      <style:text-properties fo:color="#ff0000" fo:font-size="14pt" fo:font-weight="bold" style:font-size-asian="14pt" style:font-weight-asian="bold" style:font-size-complex="14pt"/>
    </style:style>
    <style:style style:name="T22" style:family="text">
      <style:text-properties fo:text-transform="uppercase" style:font-size-complex="14pt"/>
    </style:style>
    <style:style style:name="T23" style:family="text">
      <style:text-properties fo:color="#000000" fo:font-size="14pt" fo:font-weight="bold" style:font-size-asian="14pt" style:font-weight-asian="bold" style:font-size-complex="14pt"/>
    </style:style>
    <style:style style:name="T24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5" style:family="text">
      <style:text-properties fo:color="#000000" fo:font-size="14pt" officeooo:rsid="0015db20" style:font-size-asian="14pt" style:font-size-complex="14pt"/>
    </style:style>
    <style:style style:name="T26" style:family="text">
      <style:text-properties fo:font-variant="normal" fo:text-transform="none" fo:color="#000000" fo:font-size="14pt" style:font-size-asian="14pt" style:font-size-complex="14pt"/>
    </style:style>
    <style:style style:name="T27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8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9" style:family="text">
      <style:text-properties fo:font-variant="normal" fo:text-transform="none" fo:color="#333333" fo:font-size="10.5pt" fo:letter-spacing="normal" fo:language="ru" fo:country="RU" fo:font-style="normal" fo:font-weight="normal" officeooo:rsid="0015db20"/>
    </style:style>
    <style:style style:name="T30" style:family="text">
      <style:text-properties fo:font-variant="normal" fo:text-transform="none" fo:color="#333333" fo:letter-spacing="normal" fo:font-style="normal" fo:font-weight="normal" officeooo:rsid="0019cb2e"/>
    </style:style>
    <style:style style:name="T31" style:family="text">
      <style:text-properties fo:font-variant="normal" fo:text-transform="none" fo:color="#333333" fo:letter-spacing="normal" fo:language="en" fo:country="US" fo:font-style="normal" fo:font-weight="normal" officeooo:rsid="0019cb2e"/>
    </style:style>
    <style:style style:name="T32" style:family="text">
      <style:text-properties fo:font-variant="normal" fo:text-transform="none" fo:color="#333333" fo:font-size="12pt" fo:letter-spacing="normal" fo:language="ru" fo:country="RU" fo:font-style="normal" fo:font-weight="normal" officeooo:rsid="0015db20" style:font-size-asian="12pt" style:font-size-complex="12pt"/>
    </style:style>
    <style:style style:name="T33" style:family="text">
      <style:text-properties fo:font-variant="normal" fo:text-transform="none" fo:color="#333333" fo:font-size="12pt" fo:letter-spacing="normal" fo:language="ru" fo:country="RU" fo:font-style="normal" fo:font-weight="normal" officeooo:rsid="0019f92f" style:font-size-asian="12pt" style:font-size-complex="12pt"/>
    </style:style>
    <style:style style:name="T34" style:family="text">
      <style:text-properties fo:font-variant="normal" fo:text-transform="none" fo:color="#333333" fo:font-size="12pt" fo:letter-spacing="normal" fo:language="ru" fo:country="RU" fo:font-style="normal" fo:font-weight="bold" officeooo:rsid="0015db2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333333" fo:font-size="12pt" fo:letter-spacing="normal" fo:language="en" fo:country="US" fo:font-style="normal" fo:font-weight="bold" officeooo:rsid="0015db2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333333" fo:font-size="12pt" fo:letter-spacing="normal" fo:language="en" fo:country="US" fo:font-style="normal" fo:font-weight="normal" officeooo:rsid="0015db20" style:font-size-asian="12pt" style:font-size-complex="12pt"/>
    </style:style>
    <style:style style:name="T37" style:family="text">
      <style:text-properties style:font-name="Arial" fo:font-size="10.5pt" fo:language="en" fo:country="US" fo:font-style="normal" fo:font-weight="normal" officeooo:rsid="0015db20"/>
    </style:style>
    <style:style style:name="T38" style:family="text">
      <style:text-properties officeooo:rsid="0019cb2e"/>
    </style:style>
    <style:style style:name="T39" style:family="text">
      <style:text-properties officeooo:rsid="001a469e"/>
    </style:style>
    <style:style style:name="T40" style:family="text">
      <style:text-properties officeooo:rsid="00176275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cb2e" style:font-weight-asian="bold" style:font-weight-complex="bold"/>
    </style:style>
    <style:style style:name="T43" style:family="text">
      <style:text-properties style:font-name="Times New Roman" fo:font-size="12pt" fo:font-style="normal" fo:font-weight="bold" officeooo:rsid="00176275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font-style="normal" fo:font-weight="normal" officeooo:rsid="00176275" style:font-size-asian="12pt" style:font-size-complex="12pt"/>
    </style:style>
    <style:style style:name="T45" style:family="text">
      <style:text-properties style:font-name="Times New Roman" fo:font-size="12pt" fo:language="ru" fo:country="RU" fo:font-style="normal" fo:font-weight="bold" officeooo:rsid="0015db20" style:font-size-asian="12pt" style:font-weight-asian="bold" style:font-size-complex="12pt" style:font-weight-complex="bold"/>
    </style:style>
    <style:style style:name="T46" style:family="text">
      <style:text-properties style:font-name="Times New Roman" fo:font-size="12pt" fo:language="en" fo:country="US" fo:font-style="normal" fo:font-weight="bold" officeooo:rsid="0015db20" style:font-size-asian="12pt" style:font-weight-asian="bold" style:font-size-complex="12pt" style:font-weight-complex="bold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176275"/>
    </style:style>
    <style:style style:name="T49" style:family="text">
      <style:text-properties fo:font-style="normal" fo:font-weight="normal" officeooo:rsid="00185f4f"/>
    </style:style>
    <style:style style:name="T50" style:family="text">
      <style:text-properties fo:font-style="normal" fo:font-weight="normal" officeooo:rsid="0019cb2e"/>
    </style:style>
    <style:style style:name="T51" style:family="text">
      <style:text-properties fo:font-style="normal" fo:font-weight="normal" officeooo:rsid="001a469e"/>
    </style:style>
    <style:style style:name="T52" style:family="text">
      <style:text-properties fo:font-style="normal" fo:font-weight="bold" style:font-weight-asian="bold" style:font-weight-complex="bold"/>
    </style:style>
    <style:style style:name="T53" style:family="text">
      <style:text-properties fo:font-size="12pt" fo:language="ru" fo:country="RU" officeooo:rsid="0015db20" style:font-size-asian="12pt" style:font-size-complex="12pt"/>
    </style:style>
    <style:style style:name="T54" style:family="text">
      <style:text-properties style:font-style-complex="normal" style:font-weight-complex="normal"/>
    </style:style>
    <style:style style:name="T55" style:family="text">
      <style:text-properties fo:color="#a71d5d"/>
    </style:style>
    <style:style style:name="T56" style:family="text">
      <style:text-properties fo:color="#a71d5d" style:font-name="Consolas" fo:font-size="9pt"/>
    </style:style>
    <style:style style:name="T57" style:family="text">
      <style:text-properties fo:color="#a71d5d" style:font-name="Consolas" fo:font-size="9pt" fo:font-style="normal" fo:font-weight="normal"/>
    </style:style>
    <style:style style:name="T58" style:family="text">
      <style:text-properties fo:color="#183691"/>
    </style:style>
    <style:style style:name="T59" style:family="text">
      <style:text-properties fo:color="#795da3"/>
    </style:style>
    <style:style style:name="T60" style:family="text">
      <style:text-properties fo:color="#795da3" style:font-name="Consolas" fo:font-size="9pt"/>
    </style:style>
    <style:style style:name="T61" style:family="text">
      <style:text-properties fo:color="#795da3" style:font-name="Consolas" fo:font-size="9pt" fo:font-style="normal" fo:font-weight="normal"/>
    </style:style>
    <style:style style:name="T62" style:family="text">
      <style:text-properties fo:color="#0086b3"/>
    </style:style>
    <style:style style:name="T63" style:family="text">
      <style:text-properties style:font-name="Consolas" fo:font-size="9pt"/>
    </style:style>
    <style:style style:name="T64" style:family="text">
      <style:text-properties style:font-name="Consolas"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23">МОЕ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Название_20_книги"><text:span text:style-name="T22">отчет</text:span></text:span></text:p>
      <text:p text:style-name="P1"><text:span text:style-name="T1">по лабораторной работе</text:span><text:span text:style-name="T21"> </text:span><text:span text:style-name="T23">№</text:span><text:span text:style-name="T24">1</text:span></text:p>
      <text:p text:style-name="P8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6">Тема: </text:span></text:span><text:span text:style-name="Название_20_книги"><text:span text:style-name="T27">Создание проекта и работа на </text:span></text:span><text:span text:style-name="Название_20_книги"><text:span text:style-name="T28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3">Студент гр. 63</text:span><text:span text:style-name="T25">04</text:span></text:p>
          </table:table-cell>
          <table:table-cell table:style-name="Таблица1.B1" office:value-type="string">
            <text:p text:style-name="P4">Программная инженерия</text:p>
          </table:table-cell>
          <table:table-cell table:style-name="Таблица1.A1" office:value-type="string">
            <text:p text:style-name="P10">Путьков Д.А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4">Информатика</text:p>
          </table:table-cell>
          <table:table-cell table:style-name="Таблица1.A1" office:value-type="string">
            <text:p text:style-name="P11">Калюжный А.</text:p>
          </table:table-cell>
        </table:table-row>
      </table:table>
      <text:p text:style-name="P1"/>
      <text:p text:style-name="P5">Санкт-Петербург</text:p>
      <text:p text:style-name="P9">2016</text:p>
      <text:p text:style-name="Heading"/>
      <text:p text:style-name="Heading"/>
      <text:p text:style-name="Heading"/>
      <text:p text:style-name="Heading"/>
      <text:p text:style-name="P34"><text:soft-page-break/>Лабораторная работа</text:p>
      <text:p text:style-name="P12">Работа на сервере</text:p>
      <text:p text:style-name="P32"><text:span text:style-name="T5">Цель работы</text:span><text:span text:style-name="T4">: </text:span><text:span text:style-name="T7">Создание </text:span><text:span text:style-name="T14">MakeFile </text:span><text:span text:style-name="T7">и управление кодом с помощью </text:span><text:span text:style-name="T14">git.</text:span></text:p>
      <text:p text:style-name="P33"><text:tab/><text:tab/><text:tab/><text:tab/><text:tab/>Порядок проведения работы.</text:p>
      <text:p text:style-name="P28"><text:span text:style-name="T6">1.</text:span><text:span text:style-name="T7"> </text:span><text:span text:style-name="T53">Я создал проект, состоящий из пяти файлов, а именно :</text:span><text:span text:style-name="T32">main.c, print_str.c, get_name.c, print_str.h, get_name.h в каталоге proba.Файлы содержали следующие функции:</text:span></text:p>
      <text:p text:style-name="P31"/>
      <text:p text:style-name="P30"/>
      <text:p text:style-name="P28"><text:span text:style-name="T29"><text:tab/></text:span><text:span text:style-name="T34">Файл</text:span><text:span text:style-name="T35"> get_name.c</text:span><text:span text:style-name="T36"> содерж</text:span><text:span text:style-name="T33">ит</text:span><text:span text:style-name="T36"> описание функции, которая считывает из входного потока имя <text:tab/>пользователя и возвращает его.</text:span></text:p>
      <text:p text:style-name="P28"><text:span text:style-name="T36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<text:bookmark text:name="LC1"/>#<text:span text:style-name="T55">include</text:span> <text:span text:style-name="T58">&lt;stdio.h&gt;</text:span><text:bookmark text:name="L2"/></text:p>
          </table:table-cell>
          <table:table-cell table:style-name="Таблица2.B1" office:value-type="string">
            <text:p text:style-name="P44"/>
          </table:table-cell>
        </table:table-row>
        <table:table-row>
          <table:table-cell table:style-name="Таблица2.A1" office:value-type="string">
            <text:p text:style-name="P44"><text:bookmark text:name="LC2"/></text:p>
          </table:table-cell>
          <table:table-cell table:style-name="Таблица2.A1" office:value-type="string">
            <text:p text:style-name="P43">#<text:span text:style-name="T55">include</text:span> <text:span text:style-name="T58">&lt;string.h&gt;</text:span><text:bookmark text:name="L3"/></text:p>
          </table:table-cell>
        </table:table-row>
        <table:table-row>
          <table:table-cell table:style-name="Таблица2.A1" office:value-type="string">
            <text:p text:style-name="P44"><text:bookmark text:name="LC3"/></text:p>
          </table:table-cell>
          <table:table-cell table:style-name="Таблица2.A1" office:value-type="string">
            <text:p text:style-name="P43">#<text:span text:style-name="T55">include</text:span> <text:span text:style-name="T58">&lt;stdlib.h&gt;</text:span><text:bookmark text:name="L4"/></text:p>
          </table:table-cell>
        </table:table-row>
        <table:table-row>
          <table:table-cell table:style-name="Таблица2.A1" office:value-type="string">
            <text:p text:style-name="P44"><text:bookmark text:name="LC4"/></text:p>
          </table:table-cell>
          <table:table-cell table:style-name="Таблица2.A1" office:value-type="string">
            <text:p text:style-name="P43"><text:span text:style-name="T55">char</text:span> *<text:span text:style-name="T59">get_name</text:span>(){<text:bookmark text:name="L5"/></text:p>
          </table:table-cell>
        </table:table-row>
        <table:table-row>
          <table:table-cell table:style-name="Таблица2.A1" office:value-type="string">
            <text:p text:style-name="P44"><text:bookmark text:name="LC5"/></text:p>
          </table:table-cell>
          <table:table-cell table:style-name="Таблица2.A1" office:value-type="string">
            <text:p text:style-name="P43"><text:span text:style-name="T55">char</text:span>* name = (<text:span text:style-name="T55">char</text:span>*)<text:span text:style-name="T62">malloc</text:span>(<text:span text:style-name="T62">80</text:span>*<text:span text:style-name="T55">sizeof</text:span>(<text:span text:style-name="T55">char</text:span>));<text:bookmark text:name="L6"/></text:p>
          </table:table-cell>
        </table:table-row>
        <table:table-row>
          <table:table-cell table:style-name="Таблица2.A1" office:value-type="string">
            <text:p text:style-name="P44"><text:bookmark text:name="LC6"/></text:p>
          </table:table-cell>
          <table:table-cell table:style-name="Таблица2.A1" office:value-type="string">
            <text:p text:style-name="P43"><text:span text:style-name="T55">int</text:span> i = <text:span text:style-name="T62">0</text:span>;<text:bookmark text:name="L7"/></text:p>
          </table:table-cell>
        </table:table-row>
        <table:table-row>
          <table:table-cell table:style-name="Таблица2.A1" office:value-type="string">
            <text:p text:style-name="P44"><text:bookmark text:name="LC7"/></text:p>
          </table:table-cell>
          <table:table-cell table:style-name="Таблица2.A1" office:value-type="string">
            <text:p text:style-name="P43"><text:span text:style-name="T55">char</text:span> ch;<text:bookmark text:name="L8"/></text:p>
          </table:table-cell>
        </table:table-row>
        <table:table-row>
          <table:table-cell table:style-name="Таблица2.A1" office:value-type="string">
            <text:p text:style-name="P44"><text:bookmark text:name="LC8"/></text:p>
          </table:table-cell>
          <table:table-cell table:style-name="Таблица2.A1" office:value-type="string">
            <text:p text:style-name="P43"><text:span text:style-name="T55">while</text:span> ((ch = <text:span text:style-name="T62">getchar</text:span>()) != <text:span text:style-name="T58">'\n'</text:span>)<text:bookmark text:name="L9"/></text:p>
          </table:table-cell>
        </table:table-row>
        <table:table-row>
          <table:table-cell table:style-name="Таблица2.A1" office:value-type="string">
            <text:p text:style-name="P44"><text:bookmark text:name="LC9"/></text:p>
          </table:table-cell>
          <table:table-cell table:style-name="Таблица2.A1" office:value-type="string">
            <text:p text:style-name="P43">{<text:bookmark text:name="L10"/></text:p>
          </table:table-cell>
        </table:table-row>
        <table:table-row>
          <table:table-cell table:style-name="Таблица2.A1" office:value-type="string">
            <text:p text:style-name="P44"><text:bookmark text:name="LC10"/></text:p>
          </table:table-cell>
          <table:table-cell table:style-name="Таблица2.A1" office:value-type="string">
            <text:p text:style-name="P43">name[i] = ch;<text:bookmark text:name="L11"/></text:p>
          </table:table-cell>
        </table:table-row>
        <table:table-row>
          <table:table-cell table:style-name="Таблица2.A1" office:value-type="string">
            <text:p text:style-name="P44"><text:bookmark text:name="LC11"/></text:p>
          </table:table-cell>
          <table:table-cell table:style-name="Таблица2.A1" office:value-type="string">
            <text:p text:style-name="P43">i++;<text:bookmark text:name="L12"/></text:p>
          </table:table-cell>
        </table:table-row>
        <table:table-row>
          <table:table-cell table:style-name="Таблица2.A1" office:value-type="string">
            <text:p text:style-name="P44"><text:bookmark text:name="LC12"/></text:p>
          </table:table-cell>
          <table:table-cell table:style-name="Таблица2.A1" office:value-type="string">
            <text:p text:style-name="P43">}<text:bookmark text:name="L13"/></text:p>
          </table:table-cell>
        </table:table-row>
        <table:table-row>
          <table:table-cell table:style-name="Таблица2.A1" office:value-type="string">
            <text:p text:style-name="P44"><text:bookmark text:name="LC13"/></text:p>
          </table:table-cell>
          <table:table-cell table:style-name="Таблица2.A1" office:value-type="string">
            <text:p text:style-name="P43">name[i] = <text:span text:style-name="T58">'\0'</text:span>;<text:bookmark text:name="L14"/></text:p>
          </table:table-cell>
        </table:table-row>
        <table:table-row>
          <table:table-cell table:style-name="Таблица2.A1" office:value-type="string">
            <text:p text:style-name="P44"><text:bookmark text:name="LC14"/></text:p>
          </table:table-cell>
          <table:table-cell table:style-name="Таблица2.A1" office:value-type="string">
            <text:p text:style-name="P43"><text:span text:style-name="T55">return</text:span> name;<text:bookmark text:name="L15"/></text:p>
          </table:table-cell>
        </table:table-row>
        <table:table-row>
          <table:table-cell table:style-name="Таблица2.A1" office:value-type="string">
            <text:p text:style-name="P44"><text:bookmark text:name="LC15"/></text:p>
          </table:table-cell>
          <table:table-cell table:style-name="Таблица2.A1" office:value-type="string">
            <text:p text:style-name="P43">} </text:p>
          </table:table-cell>
        </table:table-row>
      </table:table>
      <text:p text:style-name="P28"><text:span text:style-name="T36"/></text:p>
      <text:list xml:id="list6430563318919546137" text:style-name="L1">
        <text:list-header>
          <text:p text:style-name="P38">Файл <text:span text:style-name="T41">get_name.h</text:span> содерж<text:span text:style-name="T8">ит</text:span> прототип функции, которая считывает из входного потока имя пользователя и возвращает его.</text:p>
          <text:p text:style-name="P38"><text:span text:style-name="T56">char</text:span> <text:span text:style-name="T63">*</text:span><text:span text:style-name="T60">get_name</text:span><text:span text:style-name="T63">();</text:span> </text:p>
          <text:p text:style-name="P39"><text:span text:style-name="T52">Файл print_str.c </text:span><text:span text:style-name="T9">содер</text:span><text:span text:style-name="T12">жит</text:span><text:span text:style-name="T47"> описание функции, которая принимает в качестве аргумента строку и выводит её (функция ничего не возвращает).</text:span></text:p>
          <text:p text:style-name="P39"><text:span text:style-name="T47"/></text:p>
        </text:list-header>
      </text:list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3"><text:bookmark text:name="LC19"/><text:bookmark text:name="LC18"/>#<text:span text:style-name="T55">include</text:span><text:span text:style-name="T58">&lt;stdio.h&gt;</text:span><text:bookmark text:name="L24"/><text:bookmark text:name="L23"/></text:p>
          </table:table-cell>
          <table:table-cell table:style-name="Таблица4.B9" office:value-type="string">
            <text:p text:style-name="P44"/>
          </table:table-cell>
        </table:table-row>
        <table:table-row>
          <table:table-cell table:style-name="Таблица4.A1" office:value-type="string">
            <text:p text:style-name="P44"><text:bookmark text:name="LC24"/><text:bookmark text:name="LC23"/></text:p>
          </table:table-cell>
          <table:table-cell table:style-name="Таблица4.A1" office:value-type="string">
            <text:p text:style-name="P43">#<text:span text:style-name="T55">include</text:span><text:span text:style-name="T58">&lt;string.h&gt;</text:span><text:bookmark text:name="L34"/><text:bookmark text:name="L33"/></text:p>
          </table:table-cell>
        </table:table-row>
        <table:table-row>
          <table:table-cell table:style-name="Таблица4.A1" office:value-type="string">
            <text:p text:style-name="P44"><text:bookmark text:name="LC34"/><text:bookmark text:name="LC33"/></text:p>
          </table:table-cell>
          <table:table-cell table:style-name="Таблица4.A1" office:value-type="string">
            <text:p text:style-name="P43">#<text:span text:style-name="T55">include</text:span><text:span text:style-name="T58">&lt;stdlib.h&gt;</text:span><text:bookmark text:name="L44"/><text:bookmark text:name="L43"/></text:p>
          </table:table-cell>
        </table:table-row>
        <table:table-row>
          <table:table-cell table:style-name="Таблица4.A1" office:value-type="string">
            <text:p text:style-name="P44"><text:bookmark text:name="LC44"/><text:bookmark text:name="LC43"/></text:p>
          </table:table-cell>
          <table:table-cell table:style-name="Таблица4.A1" office:value-type="string">
            <text:p text:style-name="P44"><text:bookmark text:name="L54"/><text:bookmark text:name="L53"/></text:p>
          </table:table-cell>
        </table:table-row>
        <table:table-row>
          <table:table-cell table:style-name="Таблица4.A1" office:value-type="string">
            <text:p text:style-name="P44"><text:bookmark text:name="LC54"/><text:bookmark text:name="LC53"/></text:p>
          </table:table-cell>
          <table:table-cell table:style-name="Таблица4.A1" office:value-type="string">
            <text:p text:style-name="P43"><text:span text:style-name="T55">char</text:span>* <text:span text:style-name="T59">print_str</text:span>(<text:span text:style-name="T55">char</text:span>* name)<text:bookmark text:name="L64"/><text:bookmark text:name="L63"/></text:p>
          </table:table-cell>
        </table:table-row>
        <table:table-row>
          <table:table-cell table:style-name="Таблица4.A1" office:value-type="string">
            <text:p text:style-name="P44"><text:bookmark text:name="LC64"/><text:bookmark text:name="LC63"/></text:p>
          </table:table-cell>
          <table:table-cell table:style-name="Таблица4.A1" office:value-type="string">
            <text:p text:style-name="P43">{<text:bookmark text:name="L74"/><text:bookmark text:name="L73"/></text:p>
          </table:table-cell>
        </table:table-row>
        <table:table-row>
          <table:table-cell table:style-name="Таблица4.A1" office:value-type="string">
            <text:p text:style-name="P44"><text:bookmark text:name="LC74"/><text:bookmark text:name="LC73"/></text:p>
          </table:table-cell>
          <table:table-cell table:style-name="Таблица4.A1" office:value-type="string">
            <text:p text:style-name="P43"><text:span text:style-name="T62">printf</text:span>(<text:span text:style-name="T58">"</text:span><text:span text:style-name="T62">%s</text:span><text:span text:style-name="T58">\n"</text:span>,name);<text:bookmark text:name="L84"/><text:bookmark text:name="L83"/></text:p>
          </table:table-cell>
        </table:table-row>
        <table:table-row>
          <table:table-cell table:style-name="Таблица4.A1" office:value-type="string">
            <text:p text:style-name="P44"><text:bookmark text:name="LC84"/><text:bookmark text:name="LC83"/></text:p>
          </table:table-cell>
          <table:table-cell table:style-name="Таблица4.A1" office:value-type="string">
            <text:p text:style-name="P43">}<text:bookmark text:name="L94"/><text:bookmark text:name="L93"/></text:p>
          </table:table-cell>
        </table:table-row>
        <table:table-row>
          <table:table-cell table:style-name="Таблица4.A1" office:value-type="string">
            <text:p text:style-name="P44"/>
          </table:table-cell>
          <table:table-cell table:style-name="Таблица4.B9" office:value-type="string">
            <text:p text:style-name="P44"/>
          </table:table-cell>
        </table:table-row>
      </table:table>
      <text:list xml:id="list29357616" text:continue-numbering="true" text:style-name="L1">
        <text:list-header>
          <text:p text:style-name="P37"><text:span text:style-name="T47"/></text:p>
          <text:p text:style-name="P39"><text:span text:style-name="T52">Файл print_str.h</text:span><text:span text:style-name="T47"> </text:span><text:span text:style-name="T9">соде</text:span><text:span text:style-name="T12">держит</text:span><text:span text:style-name="T47"> прототип функции, которая принимает в качестве аргумента строку и выводит её (функция ничего не возвращает).</text:span></text:p>
          <text:p text:style-name="P39"><text:span text:style-name="T57"/></text:p>
          <text:p text:style-name="P39"><text:span text:style-name="T57">void</text:span><text:span text:style-name="T47"> </text:span><text:span text:style-name="T61">print_str</text:span><text:span text:style-name="T64">(</text:span><text:span text:style-name="T57">char</text:span><text:span text:style-name="T64">* str);</text:span><text:span text:style-name="T47"> </text:span></text:p>
          <text:p text:style-name="P39"><text:span text:style-name="T52"/></text:p>
          <text:p text:style-name="P39"><text:span text:style-name="T52">Файл main.c</text:span><text:span text:style-name="T47"> содержит главную функцию, которая вызывает функцию из файла get_name.h, добавляет к результату выполнения функции строку “Hello, ” и передает полученную строку в функцию вывода стро</text:span><text:span text:style-name="T54">﻿</text:span><text:span text:style-name="T47">ки из print_str.h.</text:span></text:p>
          <text:p text:style-name="P39"><text:span text:style-name="T47"/></text:p>
        </text:list-header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<text:bookmark text:name="LC17"/><text:bookmark text:name="LC16"/>#<text:span text:style-name="T55">include</text:span> <text:span text:style-name="T58">&lt;stdlib.h&gt;</text:span><text:bookmark text:name="L22"/><text:bookmark text:name="L21"/></text:p>
          </table:table-cell>
          <table:table-cell table:style-name="Таблица3.B1" office:value-type="string">
            <text:p text:style-name="P44"/>
          </table:table-cell>
        </table:table-row>
        <text:soft-page-break/>
        <table:table-row>
          <table:table-cell table:style-name="Таблица3.A1" office:value-type="string">
            <text:p text:style-name="P44"><text:bookmark text:name="LC22"/><text:bookmark text:name="LC21"/></text:p>
          </table:table-cell>
          <table:table-cell table:style-name="Таблица3.A1" office:value-type="string">
            <text:p text:style-name="P43">#<text:span text:style-name="T55">include</text:span> <text:span text:style-name="T58">&lt;stdio.h&gt;</text:span><text:bookmark text:name="L32"/><text:bookmark text:name="L31"/></text:p>
          </table:table-cell>
        </table:table-row>
        <table:table-row>
          <table:table-cell table:style-name="Таблица3.A1" office:value-type="string">
            <text:p text:style-name="P44"><text:bookmark text:name="LC32"/><text:bookmark text:name="LC31"/></text:p>
          </table:table-cell>
          <table:table-cell table:style-name="Таблица3.A1" office:value-type="string">
            <text:p text:style-name="P43">#<text:span text:style-name="T55">include</text:span> <text:span text:style-name="T58">&lt;string.h&gt;</text:span><text:bookmark text:name="L42"/><text:bookmark text:name="L41"/></text:p>
          </table:table-cell>
        </table:table-row>
        <table:table-row>
          <table:table-cell table:style-name="Таблица3.A1" office:value-type="string">
            <text:p text:style-name="P44"><text:bookmark text:name="LC42"/><text:bookmark text:name="LC41"/></text:p>
          </table:table-cell>
          <table:table-cell table:style-name="Таблица3.A1" office:value-type="string">
            <text:p text:style-name="P43"><text:span text:style-name="T55">int</text:span> <text:span text:style-name="T59">main</text:span>(){<text:bookmark text:name="L52"/><text:bookmark text:name="L51"/></text:p>
          </table:table-cell>
        </table:table-row>
        <table:table-row>
          <table:table-cell table:style-name="Таблица3.A1" office:value-type="string">
            <text:p text:style-name="P44"><text:bookmark text:name="LC52"/><text:bookmark text:name="LC51"/></text:p>
          </table:table-cell>
          <table:table-cell table:style-name="Таблица3.A1" office:value-type="string">
            <text:p text:style-name="P43"><text:span text:style-name="T55">char</text:span> hello[<text:span text:style-name="T62">90</text:span>] = <text:span text:style-name="T58">"Hello, "</text:span>;<text:bookmark text:name="L62"/><text:bookmark text:name="L61"/></text:p>
          </table:table-cell>
        </table:table-row>
        <table:table-row>
          <table:table-cell table:style-name="Таблица3.A1" office:value-type="string">
            <text:p text:style-name="P44"><text:bookmark text:name="LC62"/><text:bookmark text:name="LC61"/></text:p>
          </table:table-cell>
          <table:table-cell table:style-name="Таблица3.A1" office:value-type="string">
            <text:p text:style-name="P43"><text:span text:style-name="T55">char</text:span> *result;<text:bookmark text:name="L72"/><text:bookmark text:name="L71"/></text:p>
          </table:table-cell>
        </table:table-row>
        <table:table-row>
          <table:table-cell table:style-name="Таблица3.A1" office:value-type="string">
            <text:p text:style-name="P44"><text:bookmark text:name="LC72"/><text:bookmark text:name="LC71"/></text:p>
          </table:table-cell>
          <table:table-cell table:style-name="Таблица3.A1" office:value-type="string">
            <text:p text:style-name="P43">result = <text:span text:style-name="T62">get_name</text:span>();<text:bookmark text:name="L82"/><text:bookmark text:name="L81"/></text:p>
          </table:table-cell>
        </table:table-row>
        <table:table-row>
          <table:table-cell table:style-name="Таблица3.A1" office:value-type="string">
            <text:p text:style-name="P44"><text:bookmark text:name="LC82"/><text:bookmark text:name="LC81"/></text:p>
          </table:table-cell>
          <table:table-cell table:style-name="Таблица3.A1" office:value-type="string">
            <text:p text:style-name="P43"><text:span text:style-name="T62">print_str</text:span>(<text:span text:style-name="T62">strncat</text:span>(hello,result, <text:span text:style-name="T62">80</text:span>));<text:bookmark text:name="L92"/><text:bookmark text:name="L91"/></text:p>
          </table:table-cell>
        </table:table-row>
        <table:table-row>
          <table:table-cell table:style-name="Таблица3.A1" office:value-type="string">
            <text:p text:style-name="P44"><text:bookmark text:name="LC92"/><text:bookmark text:name="LC91"/></text:p>
          </table:table-cell>
          <table:table-cell table:style-name="Таблица3.A1" office:value-type="string">
            <text:p text:style-name="P43"><text:span text:style-name="T62">free</text:span>(result);<text:bookmark text:name="L102"/><text:bookmark text:name="L101"/></text:p>
          </table:table-cell>
        </table:table-row>
        <table:table-row>
          <table:table-cell table:style-name="Таблица3.A1" office:value-type="string">
            <text:p text:style-name="P44"><text:bookmark text:name="LC102"/><text:bookmark text:name="LC101"/></text:p>
          </table:table-cell>
          <table:table-cell table:style-name="Таблица3.A1" office:value-type="string">
            <text:p text:style-name="P43"><text:span text:style-name="T55">return</text:span> <text:span text:style-name="T62">0</text:span>;<text:bookmark text:name="L112"/><text:bookmark text:name="L111"/></text:p>
          </table:table-cell>
        </table:table-row>
        <table:table-row>
          <table:table-cell table:style-name="Таблица3.A1" office:value-type="string">
            <text:p text:style-name="P44"><text:bookmark text:name="LC112"/><text:bookmark text:name="LC111"/></text:p>
          </table:table-cell>
          <table:table-cell table:style-name="Таблица3.A1" office:value-type="string">
            <text:p text:style-name="P43">}</text:p>
          </table:table-cell>
        </table:table-row>
      </table:table>
      <text:list xml:id="list29357074" text:continue-numbering="true" text:style-name="L1">
        <text:list-header>
          <text:p text:style-name="P39"><text:span text:style-name="T47"/></text:p>
        </text:list-header>
      </text:list>
      <text:p text:style-name="P19"><text:tab/></text:p>
      <text:p text:style-name="P16"/>
      <text:p text:style-name="P25"><text:span text:style-name="T13">2. </text:span><text:span text:style-name="T10">После того, как мой проект был готов, я создал для него </text:span><text:span text:style-name="T20">MakeFile.</text:span></text:p>
      <text:p text:style-name="P41"/>
      <text:p text:style-name="P15"><text:span text:style-name="T37"><text:line-break/></text:span><text:span text:style-name="T45">2.1 Содержание и описание функции </text:span><text:span text:style-name="T46">MakeFile </text:span><text:span text:style-name="T45">:</text:span></text:p>
      <text:p text:style-name="P23"><text:span text:style-name="T10">main: main.o get_name.o print_str.o <text:s text:c="14"/><text:tab/> <text:s text:c="2"/>// </text:span><text:span text:style-name="T11">происходит линковка, исполняемый файл </text:span><text:span text:style-name="T19">main</text:span></text:p>
      <text:p text:style-name="P23"><text:span text:style-name="T10"><text:s text:c="8"/>gcc main.o -o main print_str.o get_name.o // </text:span><text:span text:style-name="T11">компиляция файлов</text:span></text:p>
      <text:p text:style-name="P23"><text:span text:style-name="T10"><text:s text:c="8"/>rm *.o <text:s text:c="51"/><text:tab/> // </text:span><text:span text:style-name="T11">удаление всех файлов, имеющих расширение .</text:span><text:span text:style-name="T19">o</text:span></text:p>
      <text:p text:style-name="P23"><text:span text:style-name="T10">main.o: main.c <text:s text:c="46"/><text:tab/>// </text:span><text:span text:style-name="T11">создание объектного файла </text:span><text:span text:style-name="T19">main.o</text:span></text:p>
      <text:p text:style-name="P24"><text:span text:style-name="T10"><text:s text:c="8"/>gcc -c main.c <text:s text:c="42"/>//</text:span><text:span text:style-name="T11">компиляция</text:span></text:p>
      <text:p text:style-name="P24"><text:span text:style-name="T10">print_str.o: print_str.c print_str.h <text:tab/> <text:s text:c="8"/>// </text:span><text:span text:style-name="T11">создание объектного файла</text:span><text:span text:style-name="T10"> </text:span><text:span text:style-name="T19">print_str.o</text:span></text:p>
      <text:p text:style-name="P24"><text:span text:style-name="T10"><text:s text:c="8"/>gcc -c print_str.c <text:s text:c="34"/>//</text:span><text:span text:style-name="T11">компиляция</text:span></text:p>
      <text:p text:style-name="P24"><text:span text:style-name="T10">get_name.o: get_name.c get_name.h <text:s text:c="7"/>//</text:span><text:span text:style-name="T11">создание объектного файла <text:s/></text:span><text:span text:style-name="T19">get_name.o</text:span></text:p>
      <text:p text:style-name="P23"><text:span text:style-name="T10"><text:s text:c="8"/>gcc -c get_name.c <text:s text:c="28"/>//</text:span><text:span text:style-name="T11">компиляция</text:span></text:p>
      <text:p text:style-name="P40"/>
      <text:p text:style-name="P42"/>
      <text:p text:style-name="P14"><text:span text:style-name="T43">3. Работа с репозиторием:</text:span><text:span text:style-name="T44"><text:line-break/>1. <text:s/>git clone </text:span><text:a xlink:type="simple" xlink:href="https://github.com/moevm/pr1-2016-6304.git"><text:span text:style-name="T44">https://github.com/moevm/pr1-2016-6304.git</text:span></text:a></text:p>
      <text:p text:style-name="P17">2. git checkout -b <text:span text:style-name="T15">putkov_dmitriy_1_</text:span><text:span text:style-name="T16">L_1</text:span></text:p>
      <text:p text:style-name="P20"><text:span text:style-name="T48">3. Т.к. Я сразу оказался в ветке, то </text:span><text:span text:style-name="T49"><text:s/>cp -r </text:span><text:span text:style-name="T17">(</text:span><text:span text:style-name="T50">имя своей папки)</text:span><text:span text:style-name="T49"> .</text:span></text:p>
      <text:p text:style-name="P18">4. git <text:span text:style-name="T16">push origin “</text:span><text:span text:style-name="T40"> </text:span><text:span text:style-name="T15">putkov_dmitriy_1_</text:span><text:span text:style-name="T16">L_1” (</text:span><text:span text:style-name="T39">пушу свою ветку)</text:span></text:p>
      <text:p text:style-name="P20"><text:span text:style-name="T49">5. </text:span><text:span text:style-name="T17">git add *</text:span><text:span text:style-name="T18">.c *.h makefile</text:span></text:p>
      <text:p text:style-name="P21"><text:span text:style-name="T18">6.</text:span><text:span text:style-name="T48"> </text:span><text:span text:style-name="T18">git status (</text:span><text:span text:style-name="T51">проверяю изменения и добавленные файлы)</text:span></text:p>
      <text:p text:style-name="P21"><text:span text:style-name="T18">7</text:span><text:span text:style-name="T50">. </text:span><text:span text:style-name="T18">git </text:span><text:span text:style-name="T48"><text:s/></text:span><text:span text:style-name="T18">commit -m “L_1” (</text:span><text:span text:style-name="T51">добавил комментарий </text:span><text:span text:style-name="T18">L_1)</text:span></text:p>
      <text:p text:style-name="P22"><text:span text:style-name="T18">8</text:span><text:span text:style-name="T17">. </text:span><text:span text:style-name="T18">git push origin</text:span></text:p>
      <text:p text:style-name="P26"><text:span text:style-name="T30">8. Проверяю изменения на гитхабе, вижу свое имя, после чего нажимаю </text:span><text:span text:style-name="T31">new pull request.</text:span></text:p>
      <text:p text:style-name="P29"/>
      <text:p text:style-name="P29"/>
      <text:p text:style-name="P27"><text:span text:style-name="T42">Вывод</text:span><text:span text:style-name="T38">: мы научились лучше работать на удаленном сервере, создавать, линковать и компилировать файлы.Также мы научились работать на </text:span><text:span text:style-name="T15">github.com, </text:span><text:span text:style-name="T38">создавать свои ветки и работать в общ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09:19:17.90</dc:date>
    <meta:editing-cycles>15</meta:editing-cycles>
    <meta:editing-duration>PT1H5M</meta:editing-duration>
    <meta:generator>LibreOffice/4.0.0.3$Windows_x86 LibreOffice_project/7545bee9c2a0782548772a21bc84a9dcc583b89</meta:generator>
    <meta:document-statistic meta:table-count="4" meta:image-count="0" meta:object-count="0" meta:page-count="3" meta:paragraph-count="90" meta:word-count="444" meta:character-count="3439" meta:non-whitespace-character-count="2795"/>
  </office:meta>
</office:document-meta>
</file>